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6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.5cm" svg:height="1.65cm" svg:x="6.05cm" svg:y="9.52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.5cm" svg:height="1.65cm" svg:x="10.675cm" svg:y="8.775cm">
          <draw:image xlink:href="Pictures/2000003F000019F8000016E1B25DA732.svm" xlink:type="simple" xlink:show="embed" xlink:actuate="onLoad">
            <text:p/>
          </draw:image>
        </draw:frame>
        <draw:g>
          <draw:path draw:style-name="gr2" draw:text-style-name="P1" draw:layer="layout" svg:width="3.606cm" svg:height="2.68cm" svg:x="10.425cm" svg:y="4.8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13.753cm" svg:y="6.75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13.782cm" svg:y="7.06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13.544cm" svg:y="7.31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13.249cm" svg:y="7.43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12.937cm" svg:y="7.45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12.638cm" svg:y="7.43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3" draw:text-style-name="P1" draw:layer="layout" svg:width="0.242cm" svg:height="0.143cm" svg:x="12.36cm" svg:y="7.55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12.052cm" svg:y="7.60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11.774cm" svg:y="7.45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11.535cm" svg:y="7.40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11.231cm" svg:y="7.50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10.924cm" svg:y="7.42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10.69cm" svg:y="7.22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10.613cm" svg:y="6.94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10.453cm" svg:y="6.69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10.294cm" svg:y="6.44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10.257cm" svg:y="6.14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10.279cm" svg:y="5.84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10.439cm" svg:y="5.63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10.664cm" svg:y="5.42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10.672cm" svg:y="5.11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10.853cm" svg:y="4.95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11.155cm" svg:y="4.93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11.458cm" svg:y="4.96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3" draw:text-style-name="P1" draw:layer="layout" svg:width="0.202cm" svg:height="0.224cm" svg:x="11.671cm" svg:y="4.80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11.895cm" svg:y="4.68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12.209cm" svg:y="4.67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12.495cm" svg:y="4.73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12.727cm" svg:y="4.93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3" draw:text-style-name="P1" draw:layer="layout" svg:width="0.241cm" svg:height="0.115cm" svg:x="12.937cm" svg:y="5.01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13.252cm" svg:y="5.01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13.542cm" svg:y="5.09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13.79cm" svg:y="5.26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13.832cm" svg:y="5.55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13.843cm" svg:y="5.78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14.028cm" svg:y="6.03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14.04cm" svg:y="6.35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13.818cm" svg:y="6.603cm" svg:viewBox="0 0 235 186" svg:d="m235 54c-26 26-56 51-90 73s-73 42-117 59l-14-36-14-36c38-15 73-32 103-52 29-19 54-39 76-62l28 27z">
            <text:p/>
          </draw:path>
        </draw:g>
        <draw:frame draw:style-name="gr1" draw:text-style-name="P1" draw:layer="layout" svg:width="2.5cm" svg:height="1.65cm" svg:x="6.55cm" svg:y="5.55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1" draw:layer="layout" svg:x1="7.425cm" svg:y1="9.8cm" svg:x2="7.675cm" svg:y2="6.675cm">
          <text:p/>
        </draw:line>
        <draw:frame draw:style-name="gr5" draw:text-style-name="P3" draw:layer="layout" svg:width="1.125cm" svg:height="0.683cm" svg:x="11.675cm" svg:y="8.242cm">
          <draw:text-box>
            <text:p text:style-name="P2"><text:span text:style-name="T1">R3</text:span></text:p>
          </draw:text-box>
        </draw:frame>
        <draw:line draw:style-name="gr4" draw:text-style-name="P1" draw:layer="layout" svg:x1="8.675cm" svg:y1="6.425cm" svg:x2="10.55cm" svg:y2="6.425cm">
          <text:p/>
        </draw:line>
        <draw:line draw:style-name="gr4" draw:text-style-name="P1" draw:layer="layout" svg:x1="11.675cm" svg:y1="8.925cm" svg:x2="8.55cm" svg:y2="6.675cm">
          <text:p/>
        </draw:line>
        <draw:frame draw:style-name="gr6" draw:text-style-name="P4" draw:layer="layout" svg:width="2.447cm" svg:height="0.662cm" svg:x="11.05cm" svg:y="5.831cm">
          <draw:text-box>
            <text:p text:style-name="P1"><text:span text:style-name="T2">Internet</text:span></text:p>
          </draw:text-box>
        </draw:frame>
        <draw:line draw:style-name="gr4" draw:text-style-name="P1" draw:layer="layout" svg:x1="8.3cm" svg:y1="10.3cm" svg:x2="11.175cm" svg:y2="9.675cm">
          <text:p/>
        </draw:line>
        <draw:frame draw:style-name="gr5" draw:text-style-name="P3" draw:layer="layout" svg:width="1.125cm" svg:height="0.683cm" svg:x="6.55cm" svg:y="9.05cm">
          <draw:text-box>
            <text:p text:style-name="P2"><text:span text:style-name="T1">R2</text:span></text:p>
          </draw:text-box>
        </draw:frame>
        <draw:frame draw:style-name="gr5" draw:text-style-name="P3" draw:layer="layout" svg:width="1.125cm" svg:height="0.683cm" svg:x="7.425cm" svg:y="5.05cm">
          <draw:text-box>
            <text:p text:style-name="P2"><text:span text:style-name="T1">R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24T11:21:03</dc:date>
    <meta:editing-duration>PT6H52M14S</meta:editing-duration>
    <meta:editing-cycles>19</meta:editing-cycles>
    <meta:generator>LibreOffice/3.4$Unix LibreOffice_project/340m1$Build-402</meta:generator>
    <meta:document-statistic meta:object-count="51"/>
  </office:meta>
</office:document-meta>
</file>